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cm" svg:height="1.5cm" svg:x="13.1cm" svg:y="9.4cm">
          <text:p text:style-name="P1">Suprise reduction</text:p>
        </draw:rect>
        <draw:rect draw:style-name="gr2" draw:text-style-name="P1" draw:layer="layout" svg:width="3.7cm" svg:height="1.3cm" svg:x="13cm" svg:y="12.5cm">
          <text:p/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6c8ebf" draw:marker-start-width="0.2cm" draw:marker-start-center="false" draw:marker-end-width="0.2cm" draw:marker-end-center="false" draw:fill="solid" draw:fill-color="#cce5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7:42:06.984206161</meta:creation-date>
    <meta:editing-duration>PT22M36S</meta:editing-duration>
    <meta:editing-cycles>4</meta:editing-cycles>
    <meta:generator>LibreOffice/25.8.0.4$Linux_X86_64 LibreOffice_project/48f00303701489684e67c38c28aff00cd5929e67</meta:generator>
    <dc:title>diagram</dc:title>
    <dc:date>2025-12-29T18:19:19.284175130</dc:date>
    <meta:document-statistic meta:object-count="2"/>
    <meta:template xlink:type="simple" xlink:actuate="onRequest" xlink:title="diagram" xlink:href="../../../../../Templates/diagram1.otg" meta:date="2025-12-29T17:42:06.087893320"/>
  </office:meta>
</office:document-meta>
</file>